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02a5" officeooo:paragraph-rsid="000702a5"/>
    </style:style>
    <style:style style:name="P2" style:family="paragraph" style:parent-style-name="Standard">
      <style:text-properties officeooo:rsid="0008ca64" officeooo:paragraph-rsid="0008ca64"/>
    </style:style>
    <style:style style:name="T1" style:family="text">
      <style:text-properties officeooo:rsid="0008c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para distribuir plantões dos juízes</text:p>
      <text:p text:style-name="P1"/>
      <text:p text:style-name="P1">Gerar um calendário com quais juízes vão ficar de plantão em qual semana</text:p>
      <text:p text:style-name="P1"/>
      <text:p text:style-name="P2">Pode filtrar por juiz ou por mês</text:p>
      <text:p text:style-name="P1"/>
      <text:p text:style-name="P1">relatório de número (horas ou dias) de plantões dos <text:span text:style-name="T1">juízes</text:span> </text:p>
      <text:p text:style-name="P1"/>
      <text:p text:style-name="P1">Verificar saldo de plantões</text:p>
      <text:p text:style-name="P1"><text:span text:style-name="T1">Tentar</text:span> igualizar o saldo</text:p>
      <text:p text:style-name="P1"/>
      <text:p text:style-name="P1"><text:span text:style-name="T1">Juízes</text:span> podem optar por dias que querem ou não querem realizar plantões</text:p>
      <text:p text:style-name="P1"/>
      <text:p text:style-name="P1"><text:span text:style-name="T1">Juiz</text:span> não pode fazer plantão em dia que é feriado na sua cidade</text:p>
      <text:p text:style-name="P1"/>
      <text:p text:style-name="P1"><text:span text:style-name="T1">Possibilidade</text:span> de mudar plantão de um juiz de uma semana para outra, e o sistema se ajustar novamente</text:p>
      <text:p text:style-name="P1"/>
      <text:p text:style-name="P2">Possibilidade de adicionar novo juiz no meio do período e lançar um saldo para e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09:26.180000000</meta:creation-date>
    <dc:date>2019-09-11T14:45:53.859000000</dc:date>
    <meta:editing-duration>PT16M7S</meta:editing-duration>
    <meta:editing-cycles>1</meta:editing-cycles>
    <meta:document-statistic meta:table-count="0" meta:image-count="0" meta:object-count="0" meta:page-count="1" meta:paragraph-count="10" meta:word-count="102" meta:character-count="572" meta:non-whitespace-character-count="478"/>
    <meta:generator>LibreOffice/5.3.5.2$Windows_X86_64 LibreOffice_project/50d9bf2b0a79cdb85a3814b592608037a682059d</meta:generator>
  </office:meta>
</office:document-meta>
</file>